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84ebc" officeooo:paragraph-rsid="00184ebc" style:font-weight-asian="normal" style:font-weight-complex="normal"/>
    </style:style>
    <style:style style:name="P2" style:family="paragraph" style:parent-style-name="Standard">
      <style:text-properties fo:font-weight="normal" officeooo:rsid="0018fdd7" officeooo:paragraph-rsid="0018fdd7" style:font-weight-asian="normal" style:font-weight-complex="normal"/>
    </style:style>
    <style:style style:name="P3" style:family="paragraph" style:parent-style-name="Standard">
      <style:text-properties fo:font-weight="normal" officeooo:rsid="0018fdd7" officeooo:paragraph-rsid="001a00bf" style:font-weight-asian="normal" style:font-weight-complex="normal"/>
    </style:style>
    <style:style style:name="P4" style:family="paragraph" style:parent-style-name="Standard">
      <style:text-properties fo:font-weight="normal" officeooo:rsid="001a00bf" officeooo:paragraph-rsid="001a00bf" style:font-weight-asian="normal" style:font-weight-complex="normal"/>
    </style:style>
    <style:style style:name="P5" style:family="paragraph" style:parent-style-name="Standard">
      <style:text-properties fo:font-weight="normal" officeooo:rsid="001aa716" officeooo:paragraph-rsid="001aa716" style:font-weight-asian="normal" style:font-weight-complex="normal"/>
    </style:style>
    <style:style style:name="T1" style:family="text">
      <style:text-properties officeooo:rsid="001aa716"/>
    </style:style>
    <style:style style:name="T2" style:family="text">
      <style:text-properties officeooo:rsid="001b28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Content disposion ufak olmadığı vakit <text:s text:c="2"/>farketmek zor olduğu için ufak dosya atılır.</text:p>
      <text:p text:style-name="P1">(Upload.php üzerinden post <text:s/>et)</text:p>
      <text:p text:style-name="P1"/>
      <text:p text:style-name="P2">X-Platform :Android</text:p>
      <text:p text:style-name="P2"/>
      <text:p text:style-name="P2"/>
      <text:p text:style-name="P2"/>
      <text:p text:style-name="P2"/>
      <text:p text:style-name="P2"/>
      <text:p text:style-name="P2">POST / HTTP/2</text:p>
      <text:p text:style-name="P2">Host: <text:a xlink:type="simple" xlink:href="http://www.id-stat.com.tr/" text:style-name="Internet_20_link" text:visited-style-name="Visited_20_Internet_20_Link">www.id-stat.com.tr</text:a></text:p>
      <text:p text:style-name="P3">X-Platform :Android <text:s/><text:span text:style-name="T1">(özel )</text:span></text:p>
      <text:p text:style-name="P2">User-Agent: Mozilla/5.0 (X11; Linux x86_64; rv:109.0) Gecko/20100101 Firefox/109.0</text:p>
      <text:p text:style-name="P2">Accept: text/html,application/xhtml+xml,application/xml;q=0.9,image/avif,image/webp,*/*;q=0.8</text:p>
      <text:p text:style-name="P2">Accept-Language: en-US,en;q=0.5</text:p>
      <text:p text:style-name="P2">Accept-Encoding: gzip, deflate</text:p>
      <text:p text:style-name="P2">Content-Type: multipart/form-data; boundary=---------------------------338219200525315680161545846948</text:p>
      <text:p text:style-name="P2">Content-Length: 77625</text:p>
      <text:p text:style-name="P2">Origin: null</text:p>
      <text:p text:style-name="P2">Upgrade-Insecure-Requests: 1</text:p>
      <text:p text:style-name="P2">Sec-Fetch-Dest: document</text:p>
      <text:p text:style-name="P2">Sec-Fetch-Mode: navigate</text:p>
      <text:p text:style-name="P2">Sec-Fetch-Site: cross-site</text:p>
      <text:p text:style-name="P2">Sec-Fetch-User: ?1</text:p>
      <text:p text:style-name="P2">Te: trailers</text:p>
      <text:p text:style-name="P2"/>
      <text:p text:style-name="P2">-----------------------------338219200525315680161545846948</text:p>
      <text:p text:style-name="P2">Content-Disposition: form-data; name="text"</text:p>
      <text:p text:style-name="P2"/>
      <text:p text:style-name="P2">denemespn</text:p>
      <text:p text:style-name="P2">-----------------------------338219200525315680161545846948</text:p>
      <text:p text:style-name="P2">Content-Disposition: form-data; name="file1"; filename="cdn.png"</text:p>
      <text:p text:style-name="P2">Content-Type: image/png</text:p>
      <text:p text:style-name="P2"/>
      <text:p text:style-name="P4">PNG</text:p>
      <text:p text:style-name="P2"/>
      <text:p text:style-name="P2">idoor</text:p>
      <text:p text:style-name="P2"/>
      <text:p text:style-name="P5">Broken access Control</text:p>
      <text:p text:style-name="P5"/>
      <text:p text:style-name="P5"><text:a xlink:type="simple" xlink:href="https://owasp.org/www-project-top-ten/" text:style-name="Internet_20_link" text:visited-style-name="Visited_20_Internet_20_Link">https://owasp.org/www-project-top-ten/</text:a></text:p>
      <text:p text:style-name="P5">nessus,sqlmap,</text:p>
      <text:p text:style-name="P5"><text:s/><text:span text:style-name="T2">En çok Broken Access Control hatalarına dikkat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09:58:26.196901474</meta:creation-date>
    <meta:generator>LibreOffice/7.3.7.2$Linux_X86_64 LibreOffice_project/30$Build-2</meta:generator>
    <dc:date>2023-02-06T11:10:04.714928396</dc:date>
    <meta:editing-duration>PT25M46S</meta:editing-duration>
    <meta:editing-cycles>3</meta:editing-cycles>
    <meta:document-statistic meta:table-count="0" meta:image-count="0" meta:object-count="0" meta:page-count="1" meta:paragraph-count="31" meta:word-count="91" meta:character-count="1088" meta:non-whitespace-character-count="1026"/>
  </office:meta>
</office:document-meta>
</file>